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master-page-name="Standard">
      <style:paragraph-properties fo:margin-left="0in" fo:margin-right="0in" fo:text-align="justify" style:justify-single-word="false" fo:text-indent="0.5in" style:auto-text-indent="false" style:page-number="1"/>
    </style:style>
    <style:style style:name="P6" style:family="paragraph" style:parent-style-name="Standard" style:list-style-name="WWNum2">
      <style:paragraph-properties fo:margin-left="1in" fo:margin-right="0in" fo:text-align="justify" style:justify-single-word="false" fo:text-indent="-0.25in" style:auto-text-indent="false"/>
    </style:style>
    <style:style style:name="P7" style:family="paragraph" style:parent-style-name="Standard" style:list-style-name="WWNum1">
      <style:paragraph-properties fo:margin-left="1in" fo:margin-right="0in" fo:text-align="justify" style:justify-single-word="false" fo:text-indent="-0.25in" style:auto-text-indent="false"/>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text-align="justify" style:justify-single-word="false" fo:text-indent="0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ste estudo foi desenvolvido para obter um melhor entendimento acerca da usabilidade de um aplicativo de celular para oferta e busca de serviços de aula particular, mais especificamente da tarefa que envolve a escolha do(a) professor(a), assunto abordado, e pagamento online. O estudo é uma etapa do projeto prático da disciplina Interação Humano-Computador do curso de Ciência da Computação na Universidade Federal de Lavras, e tem objetivo didático.</text:span></text:p>
      <text:p text:style-name="P4"><text:span text:style-name="T1">A seguir está a descrição da tarefa para você completar que vai nos ajudar a obter esse entendimento. Enquanto você estiver fazendo, é importante sabermos o que está acontecendo em sua mente. Sendo assim, pedimos, por favor, que diga para o que você está olhando, em que está pensando, o que lhe parece confuso e qualquer pensamento que vier à sua cabeça. Lembramos, também, que o que está sendo avaliado é o sistema, e não você, então não há porque se sentir desconfortável caso não consiga completar uma tarefa.</text:span></text:p>
      <text:p text:style-name="P1"/>
      <text:p text:style-name="P3"><text:span text:style-name="T2">Tarefa 1</text:span><text:span text:style-name="T1">:</text:span></text:p>
      <text:p text:style-name="P3"><text:span text:style-name="T1"><text:tab/>Por causa da pandemia do coronavírus, sua universidade adotou o ensino remoto para que os cursos não parassem. Apesar de você possuir facilidade no aprendizado em ensino presencial, você não tem conseguido absorver tanto conhecimento através da metodologia utilizada no ensino à distância. Está chegando a época de provas finais e você não está tão confiante para realizá-las. Então, você se lembra do aplicativo iStudy que colegas comentaram há alguns dias. Além disso, seu colega Isaías, monitor de Cálculo 3, está oferecendo aulas particulares através do aplicativo.</text:span></text:p>
      <text:p text:style-name="P3"><text:span text:style-name="T1"><text:tab/>Utilize o aplicativo para:</text:span></text:p>
      <text:list xml:id="list2096051068" text:style-name="WWNum2">
        <text:list-item>
          <text:p text:style-name="P6"><text:span text:style-name="T1">Verificar a reputação do professor Isaías.</text:span></text:p>
        </text:list-item>
        <text:list-item>
          <text:p text:style-name="P6"><text:span text:style-name="T1">Contratar o serviço de aula particular oferecido por Isaías para a disciplina de Cálculo 3.</text:span></text:p>
        </text:list-item>
        <text:list-item>
          <text:p text:style-name="P6"><text:span text:style-name="T1">Realize o pagamento utilizando o cartão de crédito já cadastrado.</text:span></text:p>
        </text:list-item>
      </text:list>
      <text:p text:style-name="P8"/>
      <text:p text:style-name="P9"><text:span text:style-name="T2">Tarefa 2:</text:span></text:p>
      <text:p text:style-name="P9"><text:span text:style-name="T2"><text:tab/></text:span><text:span text:style-name="T1">Suas excelentes notas na disciplina de Estatística e sua experiência como monitor(a) da matéria, lhe despertaram gosto por transmitir seu conhecimento. Então, confiante da qualidade de sua didática, você decide utilizar o aplicativo iStudy para oferecer aula particular e ganhar uma renda extra.</text:span></text:p>
      <text:p text:style-name="P9"><text:span text:style-name="T1"><text:tab/>Utilize o aplicativo para:</text:span></text:p>
      <text:list xml:id="list1194252215" text:style-name="WWNum1">
        <text:list-item>
          <text:p text:style-name="P7"><text:span text:style-name="T1">Oferecer aula particular da disciplina de Estatística.</text:span></text:p>
        </text:list-item>
      </text:list>
      <text:p text:style-name="P1"/>
      <text:p text:style-name="P1"/>
      <text:p text:style-name="P3"><text:span text:style-name="T2">Consentimento:</text:span></text:p>
      <text:p text:style-name="P3"><text:span text:style-name="T1">Afirmo que sou maior de 18 anos e desejo participar do estudo de usabilidade do protótipo para celular, que faz parte de um trabalho prático de uma disciplina da UFLA. Todas as informações neste estudo são confidenciais, e meu nome não será identificado em momento algum. Estou ciente que posso fazer perguntas ou desistir da colaboração em qualquer momento, sem qualquer tipo de penalidade.</text:span></text:p>
      <text:p text:style-name="P1"/>
      <text:p text:style-name="P3"><text:span text:style-name="T1">Assinatura do(a) participante: ___________________________________ <text:tab/>Data: _______________</text:span></text:p>
      <text:p text:style-name="P2"/>
      <text:p text:style-name="P3"><text:span text:style-name="T2">OBS: Caso tenha recebido este documento por e-mail não é necessário preenchimento dos campos acima, apenas responda o e-mail explicitando seu consentimento e seu nome compl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8717in" fo:margin-left="0.7866in" fo:margin-right="0.7866in" style:writing-mode="lr-tb" style:layout-grid-color="#c0c0c0" style:layout-grid-lines="254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438" meta:character-count="2828" meta:non-whitespace-character-count="2405"/>
    <meta:generator>LibreOfficeDev/6.0.5.2$Linux_X86_64 LibreOffice_project/</meta:generator>
  </office:meta>
</office:document-meta>
</file>